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2" fo:widows="2" fo:break-before="auto" fo:break-after="auto" style:writing-mode="lr-tb"/>
    </style:style>
    <style:style style:name="P2" style:family="paragraph" style:parent-style-name="Standard">
      <style:paragraph-properties fo:line-height="100%" fo:orphans="2" fo:widows="2" fo:break-before="auto" fo:break-after="auto" style:writing-mode="lr-tb"/>
      <style:text-properties fo:color="#000000" style:font-name="Arial" fo:font-size="11pt" style:font-name-asian="Arial" style:font-size-asian="11pt" style:font-name-complex="Arial" style:font-size-complex="11pt"/>
    </style:style>
    <style:style style:name="P3" style:family="paragraph" style:parent-style-name="Standard">
      <style:paragraph-properties fo:margin-left="0.318cm" fo:margin-right="0cm" fo:line-height="100%" fo:orphans="2" fo:widows="2" fo:text-indent="0cm" style:auto-text-indent="false" fo:break-before="auto" fo:break-after="auto" style:writing-mode="lr-tb"/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4" style:family="paragraph" style:parent-style-name="Standard" style:master-page-name="Standard">
      <style:paragraph-properties fo:line-height="115%" fo:orphans="2" fo:widows="2" style:page-number="auto" fo:break-before="auto" fo:break-after="auto" fo:keep-with-next="always" style:writing-mode="lr-tb"/>
    </style:style>
    <style:style style:name="T1" style:family="text"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2" style:family="text"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T4" style:family="text">
      <style:text-properties fo:color="#000000" style:font-name="Arial" fo:font-size="11pt" officeooo:rsid="0009f398" style:font-name-asian="Arial" style:font-size-asian="11pt" style:font-name-complex="Arial" style:font-size-complex="11pt"/>
    </style:style>
    <style:style style:name="T5" style:family="text">
      <style:text-properties fo:color="#000000" style:font-name="Arial" fo:font-size="11pt" officeooo:rsid="000aa8a8" style:font-name-asian="Arial" style:font-size-asian="11pt" style:font-name-complex="Arial" style:font-size-complex="11pt"/>
    </style:style>
    <style:style style:name="T6" style:family="text">
      <style:text-properties fo:color="#000000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7" style:family="text">
      <style:text-properties fo:color="#000000" style:font-name="Arial" fo:font-size="11pt" fo:font-weight="normal" officeooo:rsid="0009f398" style:font-name-asian="Arial" style:font-size-asian="11pt" style:font-weight-asian="normal" style:font-name-complex="Arial" style:font-size-complex="11pt" style:font-weight-complex="normal"/>
    </style:style>
    <style:style style:name="T8" style:family="text">
      <style:text-properties fo:color="#000000" style:font-name="Arial" fo:font-size="11pt" fo:font-weight="normal" officeooo:rsid="000aa8a8" style:font-name-asian="Arial" style:font-size-asian="11pt" style:font-weight-asian="normal" style:font-name-complex="Ari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id.gjdgxs"/><text:span text:style-name="T1">Relatório</text:span><text:span text:style-name="T1"> </text:span><text:span text:style-name="T1">de</text:span><text:span text:style-name="T1"> </text:span><text:span text:style-name="T1">Revisão</text:span></text:p>
      <text:p text:style-name="P3"/>
      <text:p text:style-name="P1"><text:span text:style-name="T2">Mudança revisada</text:span><text:span text:style-name="T3">: </text:span><text:span text:style-name="T4">Issue #30 do GitHub.</text:span></text:p>
      <text:p text:style-name="P2"/>
      <text:p text:style-name="P1"><text:span text:style-name="T2">Implementação do Processo: </text:span><text:span text:style-name="T7">Segundo a rastreabilidade, o processo de solicitação e de aprovação foi feito de acordo.</text:span></text:p>
      <text:p text:style-name="P2"/>
      <text:p text:style-name="P1"><text:span text:style-name="T2">Requisitos</text:span><text:span text:style-name="T2"> </text:span><text:span text:style-name="T2">de</text:span><text:span text:style-name="T2"> </text:span><text:span text:style-name="T2">Mudança</text:span><text:span text:style-name="T2">: </text:span><text:span text:style-name="T3">&lt;</text:span><text:span text:style-name="T3">Faz</text:span><text:span text:style-name="T3"> </text:span><text:span text:style-name="T3">a</text:span><text:span text:style-name="T3"> </text:span><text:span text:style-name="T3">rastreabilidade</text:span><text:span text:style-name="T3"> </text:span><text:span text:style-name="T3">entre</text:span><text:span text:style-name="T3"> </text:span><text:span text:style-name="T3">os</text:span><text:span text:style-name="T3"> </text:span><text:span text:style-name="T3">requisitos</text:span><text:span text:style-name="T3"> </text:span><text:span text:style-name="T3">da</text:span><text:span text:style-name="T3"> </text:span><text:span text:style-name="T3">solicitação</text:span><text:span text:style-name="T3"> </text:span><text:span text:style-name="T3">de</text:span><text:span text:style-name="T3"> </text:span><text:span text:style-name="T3">mudança</text:span><text:span text:style-name="T3"> </text:span><text:span text:style-name="T3">ou</text:span><text:span text:style-name="T3"> </text:span><text:span text:style-name="T3">relato</text:span><text:span text:style-name="T3"> </text:span><text:span text:style-name="T3">de</text:span><text:span text:style-name="T3"> </text:span><text:span text:style-name="T3">problema</text:span><text:span text:style-name="T3"> </text:span><text:span text:style-name="T3">para</text:span><text:span text:style-name="T3"> </text:span><text:span text:style-name="T3">o</text:span><text:span text:style-name="T3"> </text:span><text:span text:style-name="T3">design</text:span><text:span text:style-name="T3"> </text:span><text:span text:style-name="T3">e</text:span><text:span text:style-name="T3"> </text:span><text:span text:style-name="T3">o</text:span><text:span text:style-name="T3"> </text:span><text:span text:style-name="T3">código</text:span><text:span text:style-name="T3"> </text:span><text:span text:style-name="T3">modificado</text:span><text:span text:style-name="T3">.&gt;</text:span></text:p>
      <text:p text:style-name="P2"/>
      <text:p text:style-name="P1"><text:span text:style-name="T2">Testabilidade</text:span><text:span text:style-name="T3">: </text:span><text:span text:style-name="T4">Não se aplica.</text:span></text:p>
      <text:p text:style-name="P2"/>
      <text:p text:style-name="P1"><text:span text:style-name="T2">Conformidade</text:span><text:span text:style-name="T3">: </text:span><text:span text:style-name="T5">O Plano de V&amp;V foi alterado também, que não estava previsto na Análise de Impacto dessa mudança, explicação de que foi necessário por conter cronograma.</text:span></text:p>
      <text:p text:style-name="P2"/>
      <text:p text:style-name="P1"><text:span text:style-name="T2">Documentação</text:span><text:span text:style-name="T3">: </text:span><text:span text:style-name="T5">A documentação referenciada foi alterada conforme o necessário.</text:span></text:p>
      <text:p text:style-name="P2"/>
      <text:p text:style-name="P1"><text:span text:style-name="T2">Resultado de Auditoria: </text:span><text:span text:style-name="T8">Todos os documentos estão presentes e estão de acordo com o template fornecido.</text:span></text:p>
      <text:p text:style-name="P2"/>
      <text:p text:style-name="P1"><text:span text:style-name="T2">Aprovação da implementação da mudança:</text:span><text:span text:style-name="T6"> </text:span><text:span text:style-name="T8">Mudança foi aprovada e implementada conforme o devido, com um desvio que se mostrou necessário depo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明朝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776cm" fo:margin-bottom="0.423cm" style:contextual-spacing="false" fo:line-height="115%" fo:break-before="auto" fo:break-after="auto" style:writing-mode="lr-tb"/>
      <style:text-properties fo:color="#000000" style:font-name="Trebuchet MS" fo:font-size="16pt" fo:font-style="normal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-top="0.75cm" fo:margin-bottom="0.397cm" style:contextual-spacing="false" fo:line-height="115%" fo:break-before="auto" fo:break-after="auto" style:writing-mode="lr-tb"/>
      <style:text-properties fo:color="#000000" style:font-name="Trebuchet MS" fo:font-size="13pt" fo:font-style="normal" fo:font-weight="bold" style:font-name-asian="Trebuchet MS" style:font-size-asian="13pt" style:font-style-asian="normal" style:font-weight-asian="bold" style:font-name-complex="Trebuchet MS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top="0.706cm" fo:margin-bottom="0.423cm" style:contextual-spacing="false" fo:line-height="115%" fo:break-before="auto" fo:break-after="auto" style:writing-mode="lr-tb"/>
      <style:text-properties fo:color="#666666" style:font-name="Trebuchet MS" fo:font-size="12pt" fo:font-style="normal" fo:font-weight="bold" style:font-name-asian="Trebuchet MS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top="0.732cm" fo:margin-bottom="0.45cm" style:contextual-spacing="false" fo:line-height="115%" fo:break-before="auto" fo:break-after="auto" style:writing-mode="lr-tb"/>
      <style:text-properties fo:color="#666666" style:font-name="Trebuchet MS" fo:font-size="11pt" fo:font-style="normal" style:text-underline-style="solid" style:text-underline-width="auto" style:text-underline-color="font-color" fo:font-weight="bold" style:font-name-asian="Trebuchet MS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-top="0.732cm" fo:margin-bottom="0.45cm" style:contextual-spacing="false" fo:line-height="115%" fo:break-before="auto" fo:break-after="auto" style:writing-mode="lr-tb"/>
      <style:text-properties fo:color="#666666" style:font-name="Trebuchet MS" fo:font-size="11pt" fo:font-style="normal" fo:font-weight="bold" style:font-name-asian="Trebuchet MS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-top="0.917cm" fo:margin-bottom="0.635cm" style:contextual-spacing="false" fo:line-height="115%" fo:break-before="auto" fo:break-after="auto" style:writing-mode="lr-tb"/>
      <style:text-properties fo:color="#666666" style:font-name="Trebuchet MS" fo:font-size="11pt" fo:font-style="italic" fo:font-weight="bold" style:font-name-asian="Trebuchet MS" style:font-size-asian="11pt" style:font-style-asian="italic" style:font-weight-asian="bold" style:font-name-complex="Trebuchet MS" style:font-size-complex="11pt" style:font-style-complex="italic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0%" fo:keep-together="always" fo:break-before="auto" fo:break-after="auto" fo:keep-with-next="always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6.67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/>
    <meta:editing-cycles>2</meta:editing-cycles>
    <dc:date>2015-07-02T16:10:09.24</dc:date>
    <meta:editing-duration>P0D</meta:editing-duration>
    <meta:document-statistic meta:table-count="0" meta:image-count="0" meta:object-count="0" meta:page-count="1" meta:paragraph-count="9" meta:word-count="126" meta:character-count="840" meta:non-whitespace-character-count="723"/>
  </office:meta>
</office:document-meta>
</file>